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MUSerif-Bold" svg:font-family="CMUSerif-Bold" style:font-family-generic="roman" style:font-pitch="variable"/>
    <style:font-face style:name="CMUSerif-Italic" svg:font-family="CMUSerif-Italic" style:font-family-generic="roman" style:font-pitch="variable"/>
    <style:font-face style:name="CMUSerif-Roman" svg:font-family="CMUSerif-Roman"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Helvetica, sans-serif"/>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Verdana" fo:font-size="8.25pt" fo:letter-spacing="normal" fo:font-style="normal" fo:font-weight="normal"/>
    </style:style>
    <style:style style:name="T2" style:family="text">
      <style:text-properties fo:font-variant="normal" fo:text-transform="none" fo:color="#000000" loext:opacity="100%" style:font-name="Verdana" fo:font-size="8.25pt" fo:letter-spacing="normal" fo:font-style="normal" fo:font-weight="normal" style:font-size-asian="12pt"/>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style:font-name="CMUSerif-Roman" fo:font-size="12pt" fo:letter-spacing="normal" fo:font-style="normal" fo:font-weight="normal" style:font-size-asian="12pt"/>
    </style:style>
    <style:style style:name="T5" style:family="text">
      <style:text-properties style:font-name="CMUSerif-Roman" fo:font-size="12pt" style:font-size-asian="12pt"/>
    </style:style>
    <style:style style:name="T6" style:family="text">
      <style:text-properties style:font-name="CMUSerif-Bold" fo:font-size="14pt" fo:font-weight="bold" style:font-size-asian="14pt" style:font-weight-asian="bold"/>
    </style:style>
    <style:style style:name="T7" style:family="text">
      <style:text-properties style:font-name="CMUSerif-Bold" fo:font-size="12pt" fo:font-weight="bold" style:font-size-asian="12pt" style:font-weight-asian="bold"/>
    </style:style>
    <style:style style:name="T8" style:family="text">
      <style:text-properties style:font-name="CMUSerif-Italic" fo:font-size="12pt" fo:font-style="italic" style:font-size-asian="12pt" style:font-style-asian="italic"/>
    </style:style>
    <style:style style:name="T9" style:family="text">
      <style:text-properties style:font-name="CMUSerif-Italic" fo:font-size="12.5pt" fo:font-style="italic" style:font-size-asian="12.5pt"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 cryptomonnaie, l'analyse technique consiste en l'étude des cours et la reconnaissance de tendances afin de prévoir l'évolution future des marchés. Toutefois, celle-ci est-elle totalement insensible aux chocs exogènes ? La mise en place de méthodes de reconnaissance de formes peuvent nous aider à</text:span><text:span text:style-name="T3"> </text:span><text:span text:style-name="T1">valider ou non certaines de ces théories.</text:span> </text:p>
      <text:p text:style-name="P1"/>
      <text:p text:style-name="P1"><text:span text:style-name="T1">Dans le cadre de notre étude, la reconnaissance de forme à pour but de prévoir l'évolution d'un cours. De manière générale, celle-ci servirait à prédire la tendance d'une loi dont les mêmes causes produiraient les mêmes effets, donc</text:span><text:span text:style-name="T3"> </text:span><text:span text:style-name="T1">peu sensible à des chocs exogènes, et donc d'anticiper ses conséquences.</text:span> </text:p>
      <text:p text:style-name="P1"/>
      <text:p text:style-name="P3"><text:span text:style-name="T2">L'analyse technique, née par l'analyse des cours de bourses, est aujourd'hui un pan important de l'étude des marchés des cryptomonnaies. Celle-ci, basée sur l'idée que les mêmes causes produisent les mêmes effets, permettrait de prévoir l'évolution d'un cours de bourse par la simple connaissance de l'historique de ce dernier, reflètant les comportements psychologiques humains qui, en présence d'une certaine situation, tendrait à réagir de manière instinctive et donc prévisible [7].</text:span><text:span text:style-name="T5"><text:line-break/><text:line-break/></text:span><text:span text:style-name="T2">La mise en place d'un algorithme analysant ces données s'est effectuée en plusieurs étapes.</text:span><text:span text:style-name="T5"><text:line-break/><text:line-break/></text:span><text:span text:style-name="T2">Tout d'abord, il s'agit de collecter un grand nombre de données relatives aux cours de différentes cryptomonnaies afin de constituer une base de données importante reflètant les évolutions des marchés ces dernières années. La première étape est donc de relever les valeurs de différents actifs au cours des dernières années (par minute), et donc d'implémenter un algorithme les collectant. Le module Python CCXT permet de relever ces valeurs depuis les principales plateformes d'échange pour un grand nombre de devises [5]. En particulier, les données ont été relevées depuis l'interface Binance, permettant de collecter des donnes plus complètes telles que les valeurs des bougies d'ouvertures et de fermeture, et ainsi d'avoir une analyse plus complète [6]. Ainsi, plus d'une dizaine de millions de valeurs ont été relevées et stockées, formant ainsi la base de données à laquelle les courbes seront comparées.</text:span><text:span text:style-name="T5"><text:line-break/><text:line-break/></text:span><text:span text:style-name="T2">La deuxième étape consiste à s'approprier l'idée de reconnaissance de formes sur une chaîne de caractères afin d'en cerner les spécificités et les adapter à la problématique [1]. Il s'agit également d'explorer la notion de distance sur un corps fini, deux vecteurs similaires étant ceux dont la distance sera la plus faible [2]. Plusieurs distances intéressantes ont été étudiées.</text:span><text:span text:style-name="T5"><text:line-break/><text:line-break/></text:span><text:span text:style-name="T2">La distance de Hamming, réputée plus adéquate à la reconnaissance de motifs que d'autres distances naturelles telles que la distance euclidienne [3] semble être aisée à implémenter. Toutefois, celle-ci, prenant en compte la différence de valeurs bit par bit, ne tient pas compte de la structure globale de la chaîne de caractère. La forme de la courbe, prenant notamment en compte les supports et les résistances, est un élément primordial de l'analyse technique [7] donc une analyse trop locale semble être vouée à l'échec.</text:span><text:span text:style-name="T5"><text:line-break/><text:line-break/></text:span><text:span text:style-name="T2">Ainsi, une autre distance, prenant en compte la forme globale de la chaîne et moins influencée par des perturbations locales (le cours est très volatile donc les petites variations sont très erratiques) doit être implémentée. La distance de Levenshtein, également appelée distance d'édition, puisqu'elle peut supprimer et insérer des éléments (contrairement à la distance de Hamming où les bits sont inamovibles), semble mieux correspondre à la structure d'un cours de bourse [4]. Celle-ci est d'ailleurs utilisée en biologie computationnelle dans la reconnaissance de similitudes entre différents ADN [4].</text:span><text:span text:style-name="T5"><text:line-break/><text:line-break/></text:span><text:span text:style-name="T2">Néanmoins, les petites variations des cours restent une entrave à une analyse trop précise des similitudes des motifs [7]. Une troisième idée serait donc de lisser les courbes afin de, cette fois ci, ne se concentrer que sur la tendance globale des motifs. La mise en place de méthodes de régressions polynomiales telles que la méthode des moindres carrés permet d'avoir une photographie plus globale des tendances et ainsi d'obtenir des comparaisons plus précises [8].</text:span><text:span text:style-name="T5"><text:line-break/><text:line-break/></text:span><text:span text:style-name="T2">Ainsi, comparer les cours aux courbes lissées de manière polynômiales semble être la comparaison la plus fidèle.</text:span><text:span text:style-name="T5"><text:line-break/></text:span><text:span text:style-name="T2">Mais cela suffira-t-il a prévoir avec précision les tendances des marchés ?</text:span></text:p>
      <text:p text:style-name="P3"><text:span text:style-name="T4"/></text:p>
      <text:p text:style-name="P3"><text:span text:style-name="T2">En adéquation avec le thème de l'année, l'objectif principal de ce TIPE est d'implémenter une méthode permettant de prévoir l'évolution d'une loi dont les mêmes causes produiraient les mêmes effets à partir d'une base de données "historique" et par comparaison avec les données temporelles actuelles.</text:span><text:span text:style-name="T4"><text:line-break/><text:line-break/></text:span><text:span text:style-name="T2">En particulier, ce TIPE s'oriente sur la reconnaissance des motifs des cours des cryptomonnaies, permettant ainsi également d'affirmer ou d'infirmer des théories économiques telles que, par exemple, la psychologie humaine permettrait de prédire des tendances en raison d'un supposé caractère "aveugle" de l'investisseur, qui serait insensibles aux chocs exogèn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MUSerif-Bold" svg:font-family="CMUSerif-Bold" style:font-family-generic="roman" style:font-pitch="variable"/>
    <style:font-face style:name="CMUSerif-Italic" svg:font-family="CMUSerif-Italic" style:font-family-generic="roman" style:font-pitch="variable"/>
    <style:font-face style:name="CMUSerif-Roman" svg:font-family="CMUSerif-Roman"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0T15:59:55.968000000</meta:creation-date>
    <dc:date>2022-01-30T23:40:00.447000000</dc:date>
    <meta:editing-duration>PT39M25S</meta:editing-duration>
    <meta:editing-cycles>1</meta:editing-cycles>
    <meta:document-statistic meta:table-count="0" meta:image-count="0" meta:object-count="0" meta:page-count="1" meta:paragraph-count="4" meta:word-count="753" meta:character-count="4983" meta:non-whitespace-character-count="4224"/>
    <meta:generator>LibreOffice/7.2.2.2$Windows_X86_64 LibreOffice_project/02b2acce88a210515b4a5bb2e46cbfb63fe97d56</meta:generator>
  </office:meta>
</office:document-meta>
</file>